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I" text:start-value="3">
        <style:list-level-properties text:space-before="0.4916in" text:min-label-width="0.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2" style:parent-style-name="Policepardéfaut" style:family="text">
      <style:text-properties style:font-name="Courier New" style:font-name-complex="Courier New" fo:color="#000000" fo:font-size="13.5pt" style:font-size-asian="13.5pt" style:font-size-complex="13.5pt"/>
    </style:style>
    <style:style style:name="T3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4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5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6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7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8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2" style:parent-style-name="Normal" style:family="paragraph">
      <style:paragraph-properties fo:text-indent="0.4916in"/>
    </style:style>
    <style:style style:name="T13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5" style:parent-style-name="Normal" style:list-style-name="LFO1" style:family="paragraph"/>
    <style:style style:name="T16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8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19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22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 fo:language="en" fo:country="GB"/>
    </style:style>
    <style:style style:name="T23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 fo:language="en" fo:country="GB"/>
    </style:style>
    <style:style style:name="T24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 fo:language="en" fo:country="GB"/>
    </style:style>
    <style:style style:name="T25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26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7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28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29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0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T31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32" style:parent-style-name="Policepardéfaut" style:family="text">
      <style:text-properties style:font-name="Courier New" style:font-name-complex="Courier New" fo:color="#000000" fo:font-size="13.5pt" style:font-size-asian="13.5pt" style:font-size-complex="13.5pt" fo:background-color="#FFFFFF"/>
    </style:style>
  </office:automatic-styles>
  <office:body>
    <office:text text:use-soft-page-breaks="true">
      <text:p text:style-name="P1">Répartition:</text:p>
      <text:p text:style-name="Normal"><text:span text:style-name="T2"><text:line-break/></text:span><text:span text:style-name="T3">Intro -&gt; Sylvain</text:span></text:p>
      <text:p text:style-name="P4"/>
      <text:p text:style-name="Normal"><text:span text:style-name="T5">A) présentation du projet</text:span><text:span text:style-name="T6"><text:s/>-&gt; Sylvain</text:span></text:p>
      <text:p text:style-name="P7"/>
      <text:p text:style-name="P8">B) Conception du support – Le Jeu de dames</text:p>
      <text:p text:style-name="Normal"><text:span text:style-name="T9"><text:tab/></text:span><text:span text:style-name="T10">I) Modèle MVC<text:s/></text:span><text:span text:style-name="T11">-&gt; Fabien</text:span></text:p>
      <text:p text:style-name="P12"><text:span text:style-name="T13">II) Le jeu</text:span><text:span text:style-name="T14">-&gt; Fabien</text:span></text:p>
      <text:list text:style-name="LFO1">
        <text:list-item text:start-value="3">
          <text:p text:style-name="P15"><text:span text:style-name="T16">Le graphisme<text:s/></text:span><text:span text:style-name="T17">-&gt; Baptiste</text:span></text:p>
        </text:list-item>
      </text:list>
      <text:p text:style-name="P18">C) Intelligence Artificielle</text:p>
      <text:p text:style-name="Normal"><text:span text:style-name="T19"><text:tab/>I) Les algorithmes MinMax et NegaMax</text:span><text:span text:style-name="T20"><text:s/>-&gt; Fabien</text:span></text:p>
      <text:p text:style-name="Normal"><text:span text:style-name="T21"><text:tab/></text:span><text:span text:style-name="T22">II) Optimisations alphabeta, thread)</text:span><text:span text:style-name="T23"><text:s/>-&gt; Romain</text:span></text:p>
      <text:p text:style-name="Normal"><text:span text:style-name="T24"><text:tab/></text:span><text:span text:style-name="T25">III) Fonctions de coût</text:span><text:span text:style-name="T26"><text:s/>-&gt; Romain</text:span></text:p>
      <text:p text:style-name="P27"/>
      <text:p text:style-name="Normal"><text:span text:style-name="T28">Conclusion</text:span><text:span text:style-name="T29"><text:s/>-&gt; Romain</text:span></text:p>
      <text:p text:style-name="P30"/>
      <text:p text:style-name="Normal"><text:span text:style-name="T31">Rassemblement des parties en latec</text:span><text:span text:style-name="T32"><text:s/>-&gt; Sylvai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I" text:start-value="3">
        <style:list-level-properties text:space-before="0.4916in" text:min-label-width="0.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épartition:</dc:title>
    <meta:initial-creator>fab</meta:initial-creator>
    <dc:creator>Romain</dc:creator>
    <meta:creation-date>2014-05-18T15:57:00Z</meta:creation-date>
    <dc:date>2014-05-18T15:57:00Z</dc:date>
    <meta:template xlink:href="Normal.dotm" xlink:type="simple"/>
    <meta:editing-cycles>2</meta:editing-cycles>
    <meta:editing-duration>PT60S</meta:editing-duration>
    <meta:document-statistic meta:page-count="1" meta:paragraph-count="1" meta:word-count="63" meta:character-count="411" meta:row-count="2" meta:non-whitespace-character-count="349"/>
  </office:meta>
</office:document-meta>
</file>